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f521d"/>
    </style:style>
    <style:style style:name="P2" style:family="paragraph" style:parent-style-name="Text_20_body">
      <style:paragraph-properties fo:text-align="justify" style:justify-single-word="false"/>
      <style:text-properties officeooo:paragraph-rsid="000f521d"/>
    </style:style>
    <style:style style:name="P3" style:family="paragraph" style:parent-style-name="Text_20_body">
      <style:text-properties officeooo:paragraph-rsid="00146f9a"/>
    </style:style>
    <style:style style:name="P4" style:family="paragraph" style:parent-style-name="Text_20_body">
      <style:paragraph-properties fo:line-height="100%" fo:text-align="justify" style:justify-single-word="false"/>
      <style:text-properties style:font-name="Times New Roman" fo:font-weight="normal" officeooo:rsid="002f3168" officeooo:paragraph-rsid="00146f9a" style:font-weight-asian="normal" style:font-weight-complex="normal"/>
    </style:style>
    <style:style style:name="P5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style:font-name="Times New Roman" officeooo:paragraph-rsid="00146f9a"/>
    </style:style>
    <style:style style:name="P6" style:family="paragraph" style:parent-style-name="Footer">
      <style:text-properties officeooo:rsid="0019c4ca" officeooo:paragraph-rsid="0011d813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officeooo:paragraph-rsid="00146f9a"/>
    </style:style>
    <style:style style:name="P8" style:family="paragraph" style:parent-style-name="Title">
      <style:paragraph-properties fo:text-align="center" style:justify-single-word="false"/>
      <style:text-properties officeooo:rsid="0016e96c" officeooo:paragraph-rsid="000f521d"/>
    </style:style>
    <style:style style:name="P9" style:family="paragraph" style:parent-style-name="Subtitle">
      <style:text-properties officeooo:rsid="001a3ce6" officeooo:paragraph-rsid="000f521d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  <style:text-properties officeooo:rsid="00146f9a" officeooo:paragraph-rsid="00146f9a"/>
    </style:style>
    <style:style style:name="P12" style:family="paragraph" style:parent-style-name="Heading_20_1">
      <style:paragraph-properties fo:break-before="page"/>
      <style:text-properties officeooo:rsid="001d8e89" officeooo:paragraph-rsid="001d8e89"/>
    </style:style>
    <style:style style:name="P13" style:family="paragraph" style:parent-style-name="Footnote">
      <style:text-properties style:font-name="Times New Roman" fo:font-style="italic" officeooo:rsid="0029082e" officeooo:paragraph-rsid="0029082e" style:font-style-asian="italic" style:font-style-complex="italic"/>
    </style:style>
    <style:style style:name="P14" style:family="paragraph" style:parent-style-name="Contents_20_Heading">
      <style:paragraph-properties fo:break-before="page"/>
    </style:style>
    <style:style style:name="T1" style:family="text">
      <style:text-properties officeooo:rsid="001d488a"/>
    </style:style>
    <style:style style:name="T2" style:family="text">
      <style:text-properties officeooo:rsid="00c6a54c"/>
    </style:style>
    <style:style style:name="T3" style:family="text">
      <style:text-properties officeooo:rsid="001c180a"/>
    </style:style>
    <style:style style:name="T4" style:family="text">
      <style:text-properties officeooo:rsid="000f521d"/>
    </style:style>
    <style:style style:name="T5" style:family="text">
      <style:text-properties officeooo:rsid="00aa0fab"/>
    </style:style>
    <style:style style:name="T6" style:family="text">
      <style:text-properties fo:font-style="italic" officeooo:rsid="00284507" style:font-style-asian="italic" style:font-style-complex="italic"/>
    </style:style>
    <style:style style:name="T7" style:family="text">
      <style:text-properties fo:font-style="italic" officeooo:rsid="00166734" style:font-style-asian="italic" style:font-style-complex="italic"/>
    </style:style>
    <style:style style:name="T8" style:family="text">
      <style:text-properties fo:font-style="italic" officeooo:rsid="0019ea99" style:font-style-asian="italic" style:font-style-complex="italic"/>
    </style:style>
    <style:style style:name="T9" style:family="text">
      <style:text-properties officeooo:rsid="00284507"/>
    </style:style>
    <style:style style:name="T10" style:family="text">
      <style:text-properties fo:font-weight="bold" officeooo:rsid="0024d990" style:font-weight-asian="bold" style:font-weight-complex="bold"/>
    </style:style>
    <style:style style:name="T11" style:family="text">
      <style:text-properties fo:font-weight="normal" officeooo:rsid="0024d990" style:font-weight-asian="normal" style:font-weight-complex="normal"/>
    </style:style>
    <style:style style:name="T12" style:family="text">
      <style:text-properties fo:font-weight="normal" officeooo:rsid="002f1449" style:font-weight-asian="normal" style:font-weight-complex="normal"/>
    </style:style>
    <style:style style:name="T13" style:family="text">
      <style:text-properties officeooo:rsid="0019da96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>Programme <text:span text:style-name="T4">de composition et</text:span> d’<text:span text:style-name="T2">écoute musical collaborative</text:span> en <text:span text:style-name="T2">multicast</text:span></text:p>
      <text:p text:style-name="P9">Spécification fonctionnel<text:span text:style-name="T2">le</text:span></text:p>
      <text:p text:style-name="P1"><text:span text:style-name="T3">Auteurs : Luxon JEAN-PIERRE, </text:span>Kenny-Eric Rabarisoanaivo</text:p>
      <text:p text:style-name="P1"><text:span text:style-name="T1">Dernière mise à jour : </text:span><text:span text:style-name="T1"><text:date style:data-style-name="N76" text:date-value="2016-10-10T14:01:13.739000014" text:fixed="true">10 octobre 2016</text:date></text:span>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4">Sommaire</text:p>
          </text:index-title>
          <text:p text:style-name="P10"><text:a xlink:type="simple" xlink:href="#__RefHeading___Toc1084_1275192304" text:style-name="Index_20_Link" text:visited-style-name="Index_20_Link">Aperçu<text:tab/>3</text:a></text:p>
        </text:index-body>
      </text:table-of-content>
      <text:p text:style-name="P2"/>
      <text:h text:style-name="P11" text:outline-level="1"><text:bookmark-start text:name="__RefHeading___Toc1084_1275192304"/>Aperçu<text:bookmark-end text:name="__RefHeading___Toc1084_1275192304"/></text:h>
      <text:p text:style-name="P3"/>
      <text:p text:style-name="P7"><text:span text:style-name="T6"><text:tab/></text:span><text:span text:style-name="T7">Collab</text:span><text:span text:style-name="T8">a</text:span><text:span text:style-name="T7">udio</text:span><text:span text:style-name="T9"> (nom provisoire) est un programme de composition, de mixage, et d’écoute musicale en diffusion multipoint</text:span><text:span text:style-name="T9"><text:note text:id="ftn1" text:note-class="footnote"><text:note-citation>1</text:note-citation><text:note-body><text:p text:style-name="P13">Multicast pour les anglophiles</text:p></text:note-body></text:note></text:span><text:span text:style-name="T9"> entre smartphones</text:span>.</text:p>
      <text:p text:style-name="P5"><text:span text:style-name="T10"><text:tab/>Ce document ne prétend nullement être complet, ni exempt de fautes ou d’imprécisions. </text:span><text:span text:style-name="T11">Il peut être sujet à diverses </text:span><text:span text:style-name="T12">corrections</text:span><text:span text:style-name="T11"> durant le développement du produit.</text:span></text:p>
      <text:p text:style-name="P4">Ici ne ser<text:span text:style-name="T13">a</text:span> abordé<text:span text:style-name="T13">e</text:span> que la partie fonctionnelle de l’application, c’est-à-dire son fonctionnement du point de vue utilisateur. Ne seront donc pas abordées tout ce qui concerne l’architecture, les algorithmes utilisés, ainsi que les protocoles de <text:span text:style-name="T5">communication</text:span> entre les smartphones. Ces points seront abordés dans le document de spécification technique <text:span text:style-name="T5">(à rédiger)</text:span>.</text:p>
      <text:h text:style-name="P12" text:outline-level="1">Scénario d’utilisa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Normal" style:font-family-generic="roman" style:font-pitch="variable" style:font-size-asian="10.5pt" style:language-asian="ja" style:country-asian="JP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c4ca" officeooo:paragraph-rsid="0011d813"/>
    </style:style>
    <style:style style:name="MT1" style:family="text">
      <style:text-properties officeooo:rsid="00c6a54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Programme d’<text:span text:style-name="MT1">écoute musicale en diffusion multipoint</text:span><text:tab/><text:page-number text:select-page="current">2</text:page-number> sur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3:58:18.909000000</meta:creation-date>
    <dc:date>2016-10-10T14:07:53.100000000</dc:date>
    <meta:editing-duration>PT9M27S</meta:editing-duration>
    <meta:editing-cycles>12</meta:editing-cycles>
    <meta:generator>LibreOffice/5.1.5.2$Windows_x86 LibreOffice_project/7a864d8825610a8c07cfc3bc01dd4fce6a9447e5</meta:generator>
    <meta:document-statistic meta:table-count="0" meta:image-count="0" meta:object-count="0" meta:page-count="4" meta:paragraph-count="13" meta:word-count="139" meta:character-count="991" meta:non-whitespace-character-count="862"/>
  </office:meta>
</office:document-meta>
</file>